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7" style:family="paragraph" style:parent-style-name="Heading_20_1">
      <style:paragraph-properties fo:break-before="page"/>
    </style:style>
    <style:style style:name="P8" style:family="paragraph" style:parent-style-name="Text_20_body">
      <style:paragraph-properties fo:text-align="end" style:justify-single-word="false"/>
      <style:text-properties fo:font-size="16pt" style:font-size-asian="16pt" style:font-size-complex="16pt"/>
    </style:style>
    <style:style style:name="P9"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10" style:family="paragraph" style:parent-style-name="Table_20_Contents">
      <style:text-properties fo:color="#ffffff" style:font-name="Arial"/>
    </style:style>
    <style:style style:name="P11" style:family="paragraph" style:parent-style-name="Table_20_Contents">
      <style:text-properties style:font-name="Arial"/>
    </style:style>
    <style:style style:name="P12" style:family="paragraph" style:parent-style-name="Figure">
      <style:paragraph-properties fo:text-align="center" style:justify-single-word="false"/>
    </style:style>
    <style:style style:name="P13" style:family="paragraph" style:parent-style-name="Standard" style:list-style-name="L1">
      <style:text-properties fo:font-style="italic" style:font-style-asian="italic" style:font-style-complex="italic"/>
    </style:style>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Heading_20_2">
      <style:paragraph-properties fo:margin-left="0.4925in" fo:margin-right="0in" fo:text-indent="0in" style:auto-text-indent="false"/>
    </style:style>
    <style:style style:name="P21" style:family="paragraph" style:parent-style-name="Heading_20_2">
      <style:paragraph-properties fo:margin-left="0.4925in" fo:margin-right="0in" fo:text-indent="0in" style:auto-text-indent="false"/>
    </style:style>
    <style:style style:name="P22" style:family="paragraph" style:parent-style-name="Heading_20_1">
      <style:paragraph-properties fo:break-before="page"/>
    </style:style>
    <style:style style:name="P23" style:family="paragraph" style:parent-style-name="Heading_20_1">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agraph-properties fo:margin-left="0in" fo:margin-right="0in" fo:margin-top="0in" fo:margin-bottom="0in" fo:line-height="100%" fo:text-align="center" text:enable-numbering="false" fo:text-indent="0in"/>
    </style:style>
    <style:style style:name="P2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style>
    <style:style style:name="P3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3in" fo:padding-top="0.0492in" fo:padding-bottom="0.0492in" fo:padding-left="0.0984in" fo:padding-right="0.0984in" draw:shadow="hidden" draw:shadow-offset-x="0.1181in" draw:shadow-offset-y="0.1181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
      <text:p text:style-name="P9"/>
      <text:p text:style-name="P9"/>
      <text:p text:style-name="P9"/>
      <text:p text:style-name="P9"/>
      <text:p text:style-name="P9">The Advanced JTAG Bridge</text:p>
      <text:p text:style-name="P8"/>
      <text:p text:style-name="P8"/>
      <text:p text:style-name="P8"/>
      <text:p text:style-name="P8"/>
      <text:p text:style-name="P8"/>
      <text:p text:style-name="P8">Nathan Yawn</text:p>
      <text:p text:style-name="P8"><text:a xlink:type="simple" xlink:href="mailto:nathan.yawn@epfl.ch">nathan.yawn@opencores.org</text:a></text:p>
      <text:p text:style-name="P8"><text:date style:data-style-name="N37" text:date-value="2009-07-14T22:10:31.70" text:fixed="true">07/14/09</text:date></text:p>
      <text:p text:style-name="P8"/>
      <text:p text:style-name="P8"/>
      <text:p text:style-name="P8"/>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09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5">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Rev</text:p>
          </table:table-cell>
          <table:table-cell table:style-name="Table5.A1" office:value-type="string">
            <text:p text:style-name="P10">Date</text:p>
          </table:table-cell>
          <table:table-cell table:style-name="Table5.A1" office:value-type="string">
            <text:p text:style-name="P10">Author</text:p>
          </table:table-cell>
          <table:table-cell table:style-name="Table5.D1" office:value-type="string">
            <text:p text:style-name="P10">Comments</text:p>
          </table:table-cell>
        </table:table-row>
        <table:table-row>
          <table:table-cell table:style-name="Table5.A2" office:value-type="string">
            <text:p text:style-name="P11">1.0</text:p>
          </table:table-cell>
          <table:table-cell table:style-name="Table5.A2" office:value-type="string">
            <text:p text:style-name="P11">28/7/2008</text:p>
          </table:table-cell>
          <table:table-cell table:style-name="Table5.A2" office:value-type="string">
            <text:p text:style-name="P11">Nathan Yawn</text:p>
          </table:table-cell>
          <table:table-cell table:style-name="Table5.D2" office:value-type="string">
            <text:p text:style-name="P11">Initial version</text:p>
          </table:table-cell>
        </table:table-row>
        <table:table-row>
          <table:table-cell table:style-name="Table5.A2" office:value-type="string">
            <text:p text:style-name="P11">1.1</text:p>
          </table:table-cell>
          <table:table-cell table:style-name="Table5.A2" office:value-type="string">
            <text:p text:style-name="P11">14/6/2009</text:p>
          </table:table-cell>
          <table:table-cell table:style-name="Table5.A2" office:value-type="string">
            <text:p text:style-name="P11">NY</text:p>
          </table:table-cell>
          <table:table-cell table:style-name="Table5.D2" office:value-type="string">
            <text:p text:style-name="P11">Legacy dbg unit support, improved BSDL section, Apx. B</text:p>
          </table:table-cell>
        </table:table-row>
        <table:table-row>
          <table:table-cell table:style-name="Table5.A2" office:value-type="string">
            <text:p text:style-name="P11">1.2</text:p>
          </table:table-cell>
          <table:table-cell table:style-name="Table5.A2" office:value-type="string">
            <text:p text:style-name="P11">14/7/2009</text:p>
          </table:table-cell>
          <table:table-cell table:style-name="Table5.A2" office:value-type="string">
            <text:p text:style-name="P11">NY</text:p>
          </table:table-cell>
          <table:table-cell table:style-name="Table5.D2" office:value-type="string">
            <text:p text:style-name="P11">Support for FT2232 cables documented</text:p>
          </table:table-cell>
        </table:table-row>
      </table:table>
      <text:p text:style-name="P3"/>
      <text:p text:style-name="P3"/>
      <text:p text:style-name="P6">Contents</text:p>
      <text:table-of-content text:style-name="Sect1" text:name="Table of Contents1">
        <text:table-of-content-source text:outline-level="10" text:use-index-marks="false" text:use-index-source-styles="true">
          <text:index-title-template text:style-name="Contents_5f_20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4">1.Function<text:tab/>5</text:p>
          <text:p text:style-name="P25">1.1.Overview<text:tab/>5</text:p>
          <text:p text:style-name="P25">1.2.TAP Drivers<text:tab/>6</text:p>
          <text:p text:style-name="P26">1.2.1.Standalone JTAG TAP<text:tab/>6</text:p>
          <text:p text:style-name="P26">1.2.2.Altera Virtual JTAG<text:tab/>6</text:p>
          <text:p text:style-name="P26">1.2.3.Xilinx internal BSCAN<text:tab/>7</text:p>
          <text:p text:style-name="P25">1.3.Cable Drivers<text:tab/>7</text:p>
          <text:p text:style-name="P26">1.3.1.XPC3<text:tab/>7</text:p>
          <text:p text:style-name="P26">1.3.2.XESS<text:tab/>7</text:p>
          <text:p text:style-name="P26">1.3.3.USB-Blaster<text:tab/>7</text:p>
          <text:p text:style-name="P26">1.3.4.Xilinx Platform Cable USB (DLC9)<text:tab/>7</text:p>
          <text:p text:style-name="P26">1.3.5.FT2232<text:tab/>8</text:p>
          <text:p text:style-name="P26">1.3.6.VPI Simulation<text:tab/>8</text:p>
          <text:p text:style-name="P26">1.3.7.RTL Simulation<text:tab/>8</text:p>
          <text:p text:style-name="P25">1.4.BSDL Parsing<text:tab/>8</text:p>
          <text:p text:style-name="P25">1.5.RSP Server<text:tab/>8</text:p>
          <text:p text:style-name="P24">2.Syntax<text:tab/>9</text:p>
          <text:p text:style-name="P25">2.1.Usage examples<text:tab/>11</text:p>
          <text:p text:style-name="P24">3.See also<text:tab/>12</text:p>
          <text:p text:style-name="P24">Appendix A: <text:s/>Simulator Connections<text:tab/>13</text:p>
          <text:p text:style-name="P25">File IO<text:tab/>13</text:p>
          <text:p text:style-name="P25">VPI IO<text:tab/>13</text:p>
          <text:p text:style-name="P24">Appendix B: <text:s/>Code Structure<text:tab/>15</text:p>
        </text:index-body>
      </text:table-of-content>
      <text:p text:style-name="Standard"/>
      <text:p text:style-name="Standard"/>
      <text:p text:style-name="Standard"/>
      <text:p text:style-name="Standard"/>
      <text:list text:style-name="Numbering_20_1">
        <text:list-item>
          <text:p text:style-name="P7">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However, it may also be compiled to word with the legacy “dbg_interface” core. <text:s/>In order to support the legacy core, adv_jtag_bridge must be recompiled with the __LEGACY__ compiler macro #defined for all files. <text:s/>Support for the legacy debug unit is mutually exclusive with support for the advanced debug interface – if legacy support is enabled, support for the advanced unit will be deactivated.</text:p>
      <text:p text:style-name="Standard"><text:tab/>The advanced debug interface may be connected to one of several supported JTAG TAP hardware cores: <text:s/>the standalone TAP (“jtag” core), a Xilinx internal BSCAN device (“xilinx_internal_jtag” core), or an Altera sld_virtual_jtag megafunction (“altera_virtual_jtag” core). <text:s/>The adv_jtag_bridge program includes drivers for all three of these TAPs. <text:s/>See the <text:span text:style-name="T2">TAP Drivers</text:span> section for details on each of these TAP devices.</text:p>
      <text:p text:style-name="Standard"><text:tab/>At startup, adv_jtag_bridge probes for the cable specified on the command line, and attempts to identify all devices in the JTAG chain. <text:s/>The device chain information is printed to the console. <text:s/>In order to operate, adv_jtag_bridge needs to know which device in the chain is the target device (the OpenRisc system to be debugged), the length of the Instruction Register (IR) for every device in the chain, and the IR command which selects the advanced debug interface in the target device.</text:p>
      <text:p text:style-name="Text_20_body"><text:tab/>In order to operate correctly, adv_jtag_bridge needs to know the length of the IR in every device on the JTAG chain, and the command for the target device's IR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Standard"><text:tab/>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text:soft-page-break/>adv_jtag_bridge, and may be changed in or32_selftest.c. <text:s/>In particular, SDRAM controller initialization is system-specific, and is not done by default. <text:s/>After the optional self-test, adv_jtag_bridge sets up a network server port for GDB to connect to.</text:p>
      <text:p text:style-name="Standard"><text:tab/>The adv_jtag_bridge program includes drivers for both the CPU debug interface and the Wishbone interface present in the advanced debug core. <text:s/>The CPU driver can be used to stall and restart the processor, <text:s/>to take control at breakpoints, and to read and set the values of CPU registers (future versions may add support for hardware breakpoints and watchpoints, and instruction trace). <text:s/>The Wishbone driver can be used to load programs, examine memory, <text:s/>and set software breakpoints. <text:s/>Note that while adv_jtag_bridge includes drivers for a second CPU, GDB does not support a second CPU; these drivers are therefore currently unused.</text:p>
      <text:list text:style-name="Numbering_20_1" text:continue-numbering="true">
        <text:list-item>
          <text:list text:continue-numbering="true">
            <text:list-item>
              <text:p text:style-name="Heading_20_2">TAP Drivers</text:p>
            </text:list-item>
          </text:list>
        </text:list-item>
      </text:list>
      <text:p text:style-name="Standard"><text:tab/>Three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text:style-name="Numbering_20_1" text:continue-numbering="true">
        <text:list-item>
          <text:list text:continue-numbering="true">
            <text:list-item>
              <text:list text:continue-numbering="true">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text:p>
      <text:list text:style-name="Numbering_20_1" text:continue-numbering="true">
        <text:list-item>
          <text:list text:continue-numbering="true">
            <text:list-item>
              <text:list text:continue-numbering="true">
                <text:list-item>
                  <text:p text:style-name="Heading_20_3">Altera Virtual JTAG</text:p>
                </text:list-item>
              </text:list>
            </text:list-item>
          </text:list>
        </text:list-item>
      </text:list>
      <text:p text:style-name="Standard"><text:tab/>This device is used in Altera FPGAs to give internal devices / cores access to the chip's JTAG lines (the same lines used to upload the bitstream to the FPGA). <text:s/>As such, it requires no separate, 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ext:p>
      <text:p text:style-name="Standard"/>
      <text:p text:style-name="Standard"><text:soft-page-break/><text:tab/>The driver for the Altera Virtual JTAG TAP is automatically selected if the IDCODE of the target device has an Altera manufacturer ID. <text:s/>The virtual JTAG driver may be explicitly enabled or disabled on the command line.</text:p>
      <text:list text:style-name="Numbering_20_1" text:continue-numbering="true">
        <text:list-item>
          <text:list text:continue-numbering="true">
            <text:list-item>
              <text:list text:continue-numbering="true">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includes a Xilinx manufacturer code. <text:s/>Because the only change required is the use of the USER1 command instead of DEBUG, internal BSCAN mode can be “disabled” on the command line by explicitly specifying the DEBUG command; the specified command will be used in place of USER1. <text:s text:c="2"/></text:p>
      <text:list text:style-name="Numbering_20_1" text:continue-numbering="true">
        <text:list-item>
          <text:list text:continue-numbering="true">
            <text:list-item>
              <text:p text:style-name="Heading_20_2">Cable Drivers</text:p>
            </text:list-item>
          </text:list>
        </text:list-item>
      </text:list>
      <text:p text:style-name="Standard">Several different communication drivers are supported by adv_jtag_bridge. <text:s/>These are listed and described below.</text:p>
      <text:list text:style-name="Numbering_20_1" text:continue-numbering="true">
        <text:list-item>
          <text:list text:continue-numbering="true">
            <text:list-item>
              <text:list text:continue-numbering="true">
                <text:list-item>
                  <text:p text:style-name="Heading_20_3">XPC3</text:p>
                </text:list-item>
              </text:list>
            </text:list-item>
          </text:list>
        </text:list-item>
      </text:list>
      <text:p text:style-name="Standard"><text:tab/>This is a driver for the Xilinx Parallel Cable, version III. <text:s/>This is a bit-banging parallel-to-JTAG adapter. <text:s/>This may also work with version IV cables in low-speed 'compatibility mode'. <text:s/>The command line name is “xpc3”. </text:p>
      <text:list text:style-name="Numbering_20_1" text:continue-numbering="true">
        <text:list-item>
          <text:list text:continue-numbering="true">
            <text:list-item>
              <text:list text:continue-numbering="true">
                <text:list-item>
                  <text:p text:style-name="Heading_20_3">XESS</text:p>
                </text:list-item>
              </text:list>
            </text:list-item>
          </text:list>
        </text:list-item>
      </text:list>
      <text:p text:style-name="Standard"><text:tab/>This is another bit-banging parallel interface. <text:s/>It is compatible with some hardware made by XESS Corp., in particular the XSV-800. <text:s/>Note that the JTAG interface to the FPGA on XESS boards is routed through a CPLD; this CPLD must be programmed correctly to allow access to the FPGA. <text:s/>The command line name is “xess”.</text:p>
      <text:list text:style-name="Numbering_20_1" text:continue-numbering="true">
        <text:list-item>
          <text:list text:continue-numbering="true">
            <text:list-item>
              <text:list text:continue-numbering="true">
                <text:list-item>
                  <text:p text:style-name="Heading_20_3">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text:p>
      <text:list text:style-name="Numbering_20_1" text:continue-numbering="true">
        <text:list-item>
          <text:list text:continue-numbering="true">
            <text:list-item>
              <text:list text:continue-numbering="true">
                <text:list-item>
                  <text:p text:style-name="Heading_20_3">Xilinx Platform Cable USB (DLC9)</text:p>
                </text:list-item>
              </text:list>
            </text:list-item>
          </text:list>
        </text:list-item>
      </text:list>
      <text:p text:style-name="Standard"><text:tab/>This driver supports the Xilinx Platform Cable USB, model DLC9 (model DLC10 has also been reported to work). <text:s/>This driver is experimental, and currently does not support any of the cable's high-speed modes. <text:s/>This driver requires that the “libusb” library be installed. <text:s/>The command-line name is “xpc_usb”.</text:p>
      <text:p text:style-name="Standard"/>
      <text:list text:style-name="Numbering_20_1" text:continue-numbering="true">
        <text:list-item>
          <text:list text:continue-numbering="true">
            <text:list-item>
              <text:list text:continue-numbering="true">
                <text:list-item>
                  <text:p text:style-name="Heading_20_3"><text:soft-page-break/>FT2232</text:p>
                </text:list-item>
              </text:list>
            </text:list-item>
          </text:list>
        </text:list-item>
      </text:list>
      <text:p text:style-name="Standard"><text:tab/>This driver <text:s/>supports a number of cables which are based on the FT2232 chip from Future Technology Devices (FTDI). <text:s/>This driver requires both the “libusb” and “libftdi” libraries be installed. <text:s/>The command-line name is “ft2232”.</text:p>
      <text:list text:style-name="Numbering_20_1" text:continue-numbering="true">
        <text:list-item>
          <text:list text:continue-numbering="true">
            <text:list-item>
              <text:list text:continue-numbering="true">
                <text:list-item>
                  <text:p text:style-name="Heading_20_3">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distributed along with the adv_jtag_bridge source as jp-io-vpi.c. <text:s/>This feature also requires a special verilog module in the simulation, which calls the C library functions. <text:s/>This core, called dbg_comm_vpi.v, is distributed with the adv_jtag_bridge source code (in the rtl_sim/ subdirectory). The command-line name is “vpi”.</text:p>
      <text:list text:style-name="Numbering_20_1" text:continue-numbering="true">
        <text:list-item>
          <text:list text:continue-numbering="true">
            <text:list-item>
              <text:list text:continue-numbering="true">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is “rtl_sim”.</text:p>
      <text:list text:style-name="Numbering_20_1" text:continue-numbering="true">
        <text:list-item>
          <text:list text:continue-numbering="true">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text:style-name="Numbering_20_1" text:continue-numbering="true">
        <text:list-item>
          <text:list text:continue-numbering="true">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he command line).</text:p>
      <text:p text:style-name="Standard"/>
      <text:p text:style-name="Standard"><text:soft-page-break/><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the asynchronous break.</text:p>
      <text:list text:style-name="Numbering_20_1" text:continue-numbering="true">
        <text:list-item>
          <text:p text:style-name="Heading_20_1">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The global options are:</text:p>
      <text:p text:style-name="Standard"/>
      <text:p text:style-name="Standard"><text:span text:style-name="T1">-g [port number]</text:span> : Specifies the TCP port number where the RSP server for GDB will be started. <text:s/>If not specified, a default of 9999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text:soft-page-break/></text:p>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order). <text:s/>Any directories added using this command-line parameter are searched before the default 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xpc3</text:p>
      <text:p text:style-name="P2"/>
      <text:p text:style-name="Standard">Options: </text:p>
      <text:p text:style-name="Standard"><text:tab/><text:span text:style-name="T1">-p [port] </text:span>: The IO address of the parallel port which connects to the XPC III cable. <text:s/>Default is 0x378.</text:p>
      <text:p text:style-name="Standard"/>
      <text:p text:style-name="P2">xess</text:p>
      <text:p text:style-name="Standard"/>
      <text:p text:style-name="Standard">Options:</text:p>
      <text:p text:style-name="Standard"><text:tab/><text:span text:style-name="T1">-p [port] </text:span>: The IO address of the parallel port which connects to the XESS board. <text:s/>Default is 0x378.</text:p>
      <text:p text:style-name="Standard"/>
      <text:p text:style-name="P2">usbblaster</text:p>
      <text:p text:style-name="Standard"/>
      <text:p text:style-name="Standard">Options: </text:p>
      <text:p text:style-name="Standard"><text:tab/>No options.</text:p>
      <text:p text:style-name="Standard"/>
      <text:p text:style-name="Standard"/>
      <text:p text:style-name="P2"><text:soft-page-break/>xpc_usb</text:p>
      <text:p text:style-name="Standard"/>
      <text:p text:style-name="Standard">Options: </text:p>
      <text:p text:style-name="Standard"><text:tab/>No options.</text:p>
      <text:p text:style-name="Standard"/>
      <text:p text:style-name="P2">ft2232</text:p>
      <text:p text:style-name="Standard"/>
      <text:p text:style-name="Standard">Options: </text:p>
      <text:p text:style-name="Standard"><text:tab/>No options.</text:p>
      <text:p text:style-name="P2">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rtl_sim</text:p>
      <text:p text:style-name="Standard"/>
      <text:p text:style-name="Standard">Options:</text:p>
      <text:p text:style-name="Standard"><text:tab/><text:span text:style-name="T1">-d [directory] </text:span>: Directory where the gdb_in.dat and gdb_out.dat files will be created.</text:p>
      <text:p text:style-name="Standard"/>
      <text:list text:style-name="Numbering_20_1" text:continue-numbering="true">
        <text:list-item>
          <text:list text:continue-numbering="true">
            <text:list-item>
              <text:p text:style-name="Heading_20_2">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s available for all devices, no self-test, GDB server on port 9999.</text:p>
      <text:p text:style-name="Standard"/>
      <text:p text:style-name="P1">&gt; adv_jtag_bridge -g 1234 -x1 -l 0:5 -l 1:4 -c 0x8 -b “/bsdl” -t xpc3 -p 0x378</text:p>
      <text:p text:style-name="Standard"><text:tab/>Starts adv_jtag_bridge with the xpc3 cable driver using the parallel port at 0x378.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text:p>
      <text:p text:style-name="Standard"/>
      <text:p text:style-name="Standard"/>
      <text:list text:style-name="Numbering_20_1" text:continue-numbering="true">
        <text:list-item>
          <text:p text:style-name="P7">See also</text:p>
        </text:list-item>
      </text:list>
      <text:list text:style-name="L1">
        <text:list-item>
          <text:p text:style-name="P13">Debugging System for OpenRisc 1000-based Systems</text:p>
        </text:list-item>
        <text:list-item>
          <text:p text:style-name="P14">IEEE Std. 1149.1 (JTAG TAP and Boundary Scan Architecture)</text:p>
        </text:list-item>
        <text:list-item>
          <text:p text:style-name="P14">The Advanced Debug Interface (<text:span text:style-name="T1">adv_dbg_if</text:span>) core documentation</text:p>
        </text:list-item>
        <text:list-item>
          <text:p text:style-name="P14">OpenCores <text:span text:style-name="T1">jtag</text:span> core documentation</text:p>
        </text:list-item>
        <text:list-item>
          <text:p text:style-name="P14"><text:span text:style-name="T1">altera_virtual_jtag</text:span> core documentation</text:p>
        </text:list-item>
        <text:list-item>
          <text:p text:style-name="P14"><text:span text:style-name="T1">xilinx_internal_bscan</text:span> core documentation</text:p>
        </text:list-item>
        <text:list-item>
          <text:p text:style-name="P14">Altera's <text:span text:style-name="T2">sld_virtual_jtag Megafunction User Guide</text:span></text:p>
        </text:list-item>
      </text:list>
      <text:p text:style-name="Standard"/>
      <text:p text:style-name="Standard"/>
      <text:p text:style-name="P22">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20">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20">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text:p text:style-name="Text_20_body"/>
      <text:p text:style-name="Text_20_body"/>
      <text:p text:style-name="P22">Appendix B: <text:s/>Code Structure</text:p>
      <text:p text:style-name="Text_20_body"><text:tab/>The adv_jtag_bridge program includes multiple abstraction layers, in order to support multiple JTAG cables, as well as multiple debug hardware units, and potentially even multiple GDB interface protocols. <text:s/>This appendix is designed to give a high-level overview of the code structure, in order to assist those wishing to modify the code for their own purposes.</text:p>
      <text:p text:style-name="Text_20_body"/>
      <text:p text:style-name="Text_20_body"><draw:frame draw:style-name="fr1" draw:name="Frame1" text:anchor-type="paragraph" svg:x="0.0008in" svg:y="0.0835in" svg:width="6.9327in" draw:z-index="0"><draw:text-box fo:min-height="6.1339in"><text:p text:style-name="Figure"><draw:g text:anchor-type="paragraph" draw:z-index="1" draw:style-name="gr1"><draw:rect draw:style-name="gr2" draw:text-style-name="P28" draw:id="id9" svg:width="0.9004in" svg:height="0.5835in" svg:x="1.1591in" svg:y="5in"><text:p text:style-name="P27"><text:span text:style-name="T4">cable</text:span></text:p><text:p text:style-name="P27"><text:span text:style-name="T4">parallel</text:span></text:p></draw:rect><draw:rect draw:style-name="gr2" draw:text-style-name="P28" draw:id="id7" svg:width="1.0004in" svg:height="0.5835in" svg:x="2.1591in" svg:y="5in"><text:p text:style-name="P27"><text:span text:style-name="T4">cable</text:span></text:p><text:p text:style-name="P27"><text:span text:style-name="T4">usbblaster</text:span></text:p></draw:rect><draw:rect draw:style-name="gr2" draw:text-style-name="P28" draw:id="id8" svg:width="0.9169in" svg:height="0.5835in" svg:x="3.2425in" svg:y="5in"><text:p text:style-name="P27"><text:span text:style-name="T4">cable</text:span></text:p><text:p text:style-name="P27"><text:span text:style-name="T4">...</text:span></text:p></draw:rect><draw:rect draw:style-name="gr2" draw:text-style-name="P28" draw:id="id6" svg:width="1.0004in" svg:height="0.5835in" svg:x="2.1591in" svg:y="3.9165in"><text:p text:style-name="P27"><text:span text:style-name="T4">cable</text:span></text:p><text:p text:style-name="P27"><text:span text:style-name="T4">common</text:span></text:p></draw:rect><draw:rect draw:style-name="gr2" draw:text-style-name="P28" draw:id="id5" svg:width="1.0004in" svg:height="0.7504in" svg:x="2.1591in" svg:y="3in"><text:p text:style-name="P27"><text:span text:style-name="T4">chain</text:span></text:p><text:p text:style-name="P27"><text:span text:style-name="T4">commands</text:span></text:p></draw:rect><draw:rect draw:style-name="gr2" draw:text-style-name="P28" draw:id="id3" svg:width="0.9169in" svg:height="0.5835in" svg:x="1.5756in" svg:y="1.9165in"><text:p text:style-name="P27"><text:span text:style-name="T4">adv_dbg</text:span></text:p><text:p text:style-name="P27"><text:span text:style-name="T4">commands</text:span></text:p></draw:rect><draw:rect draw:style-name="gr2" draw:text-style-name="P29" draw:id="id4" svg:width="0.9169in" svg:height="0.5835in" svg:x="2.9091in" svg:y="1.9165in"><text:p text:style-name="P27"><text:span text:style-name="T4">legacy_dbg</text:span></text:p><text:p text:style-name="P27"><text:span text:style-name="T4">commands</text:span></text:p></draw:rect><draw:rect draw:style-name="gr2" draw:text-style-name="P28" draw:id="id2" svg:width="0.9169in" svg:height="0.5004in" svg:x="2.2425in" svg:y="1in"><text:p text:style-name="P27"><text:span text:style-name="T4">dbg_api</text:span></text:p></draw:rect><draw:rect draw:style-name="gr2" draw:text-style-name="P29" draw:id="id1" svg:width="0.9169in" svg:height="0.5996in" svg:x="2.2425in" svg:y="0in"><text:p text:style-name="P27"><text:span text:style-name="T4">rsp</text:span></text:p><text:p text:style-name="P27"><text:span text:style-name="T4">server</text:span></text:p></draw:rect><draw:rect draw:style-name="gr3" draw:text-style-name="P28" draw:id="id11" svg:width="0.9169in" svg:height="0.7504in" svg:x="4.6591in" svg:y="3in"><text:p text:style-name="P27"><text:span text:style-name="T4">adv_jtag</text:span></text:p><text:p text:style-name="P27"><text:span text:style-name="T4">bridge</text:span></text:p><text:p text:style-name="P27"><text:span text:style-name="T4">(main)</text:span></text:p></draw:rect><draw:rect draw:style-name="gr2" draw:text-style-name="P28" draw:id="id10" svg:width="0.9169in" svg:height="0.5004in" svg:x="4.6591in" svg:y="1in"><text:p text:style-name="P27"><text:span text:style-name="T4">or32</text:span></text:p><text:p text:style-name="P27"><text:span text:style-name="T4">selftest</text:span></text:p></draw:rect><draw:rect draw:style-name="gr2" draw:text-style-name="P28" draw:id="id12" svg:width="0.9169in" svg:height="0.5835in" svg:x="4.6591in" svg:y="4in"><text:p text:style-name="P27"><text:span text:style-name="T4">BSDL</text:span></text:p></draw:rect><draw:connector draw:style-name="gr4" draw:text-style-name="P29" svg:x1="2.7008in" svg:y1="0.5992in" svg:x2="2.7008in" svg:y2="1in" draw:start-shape="id1" draw:start-glue-point="2" draw:end-shape="id2" draw:end-glue-point="0"><text:p/></draw:connector><draw:connector draw:style-name="gr4" draw:text-style-name="P29" svg:x1="2.7008in" svg:y1="1.5in" svg:x2="2.0343in" svg:y2="1.9165in" draw:start-shape="id2" draw:start-glue-point="2" draw:end-shape="id3" draw:end-glue-point="0"><text:p/></draw:connector><draw:connector draw:style-name="gr4" draw:text-style-name="P29" svg:x1="2.7008in" svg:y1="1.5in" svg:x2="3.3673in" svg:y2="1.9165in" draw:start-shape="id2" draw:start-glue-point="2" draw:end-shape="id4" draw:end-glue-point="0"><text:p/></draw:connector><draw:connector draw:style-name="gr4" draw:text-style-name="P29" svg:x1="2.0343in" svg:y1="2.5in" svg:x2="2.6594in" svg:y2="3in" draw:start-shape="id3" draw:start-glue-point="2" draw:end-shape="id5" draw:end-glue-point="0"><text:p/></draw:connector><draw:connector draw:style-name="gr4" draw:text-style-name="P29" svg:x1="3.3673in" svg:y1="2.5in" svg:x2="2.6591in" svg:y2="3in" draw:start-shape="id4" draw:start-glue-point="2" draw:end-shape="id5" draw:end-glue-point="0"><text:p/></draw:connector><draw:connector draw:style-name="gr4" draw:text-style-name="P29" svg:x1="2.6591in" svg:y1="3.75in" svg:x2="2.6591in" svg:y2="3.9165in" draw:start-shape="id5" draw:start-glue-point="2" draw:end-shape="id6" draw:end-glue-point="0"><text:p/></draw:connector><draw:connector draw:style-name="gr4" draw:text-style-name="P29" svg:x1="2.6591in" svg:y1="4.5in" svg:x2="2.6591in" svg:y2="5in" draw:start-shape="id6" draw:start-glue-point="2" draw:end-shape="id7" draw:end-glue-point="0"><text:p/></draw:connector><draw:connector draw:style-name="gr4" draw:text-style-name="P29" svg:x1="2.6591in" svg:y1="4.5in" svg:x2="3.7008in" svg:y2="5in" draw:start-shape="id6" draw:start-glue-point="2" draw:end-shape="id8" draw:end-glue-point="0"><text:p/></draw:connector><draw:connector draw:style-name="gr4" draw:text-style-name="P29" svg:x1="2.6591in" svg:y1="4.5in" svg:x2="1.6091in" svg:y2="5in" draw:start-shape="id6" draw:start-glue-point="2" draw:end-shape="id9" draw:end-glue-point="0"><text:p/></draw:connector><draw:connector draw:style-name="gr4" draw:text-style-name="P29" svg:x1="4.6591in" svg:y1="1.25in" svg:x2="3.1591in" svg:y2="1.25in" draw:start-shape="id10" draw:start-glue-point="3" draw:end-shape="id2" draw:end-glue-point="1"><text:p/></draw:connector><draw:connector draw:style-name="gr4" draw:text-style-name="P29" svg:x1="5.1173in" svg:y1="3in" svg:x2="5.1173in" svg:y2="1.5in" draw:start-shape="id11" draw:start-glue-point="0" draw:end-shape="id10" draw:end-glue-point="2"><text:p/></draw:connector><draw:connector draw:style-name="gr4" draw:text-style-name="P29" svg:x1="5.1173in" svg:y1="3.75in" svg:x2="5.1173in" svg:y2="4in" draw:start-shape="id11" draw:start-glue-point="2" draw:end-shape="id12" draw:end-glue-point="0"><text:p/></draw:connector><draw:connector draw:style-name="gr4" draw:text-style-name="P29" svg:x1="4.6591in" svg:y1="3.3752in" svg:x2="3.1591in" svg:y2="3.3752in" draw:start-shape="id11" draw:start-glue-point="3" draw:end-shape="id5"><text:p/></draw:connector><draw:connector draw:style-name="gr4" draw:text-style-name="P29" svg:x1="5.7724in" svg:y1="3.3748in" svg:x2="3.1591in" svg:y2="0.2992in" draw:start-shape="id11" draw:start-glue-point="1" draw:end-shape="id1"><text:p/></draw:connector><draw:frame draw:style-name="gr5" draw:text-style-name="P31" svg:width="1.1189in" svg:height="0.3441in" svg:x="3.5402in" svg:y="3.1563in"><draw:text-box><text:p text:style-name="P30"><text:span text:style-name="T5">(startup only)</text:span></text:p></draw:text-box></draw:frame></draw:g></text:p><text:p text:style-name="P12">Figure <text:sequence text:ref-name="refFigure0" text:name="Figure" text:formula="ooow:Figure+1" style:num-format="1">1</text:sequence>: Block diagram of code structure</text:p></draw:text-box></draw:frame></text:p>
      <text:p text:style-name="Text_20_body"><text:tab/>The main entry point of the program in in adv_jtag_bridge.c. <text:s/>At startup, the program calls functions in chain_commands.c to determine how many devices are on the JTAG chain, and the ID codes of as many of those devices as possible. <text:s/>Once the ID codes have been determined, the program calls functions in bsdl.c (which calls functions in bsdl_parser.c) to look up the IR length and, if necessary, the DEBUG command of all probed devices. <text:s/></text:p>
      <text:p text:style-name="Text_20_body"><text:tab/>At this point in the program execution, the self-test is optionally run. <text:s/>The self-test calls the <text:soft-page-break/>high-level API functions in dbg_api.c. <text:s/>Note that the self-test assumes that SRAM is present starting at address 0x00000000 on the target hardware's WishBone bus – this RAM is used for uploaded CPU instructions.</text:p>
      <text:p text:style-name="Text_20_body"><text:tab/>Once the (optional) self-test is finished, the program starts the RSP server (found in rsp-server.c), which runs until the program exits. <text:s/>The RSP server opens a network server socket, accepts a single connection from a client, and serves RSP requests until the client disconnects or the program exits. <text:s/>RSP requests are sent to the hardware by using the functions in dbg_api.c.</text:p>
      <text:p text:style-name="Text_20_body"><text:tab/>The functions in dbg_api.c are an abstraction layer for the two supported debug units. <text:s/>These functions will call the appropriate functions in adv_dbg_commands.c or legacy_dbg_commands.c, depending on which was enabled at compile time. <text:s/>These functions create the hardware-specific JTAG bitstreams which will be sent to the debug unit hardware. <text:s/>The bitstreams are sent by calling functions in chain_commands.c.</text:p>
      <text:p text:style-name="Text_20_body"><text:tab/>The functions in chain_commands.c are used to change the state of the TAP FSM, and to send or receive a JTAG bitstream. <text:s/>The functions at this layer may also adjust the bitstream in order to deal with multiple devices on the JTAG chain. <text:s/>Once a bitstream has been adjusted to take this into account, it is sent by calling functions in cable_common.c.</text:p>
      <text:p text:style-name="Text_20_body"><text:tab/>The cable_common.c layer is an abstraction layer for the various JTAG cable drivers. <text:s/>It will simply call the cable-specific driver function for the cable that was selected on the command line of the program.</text:p>
      <text:p text:style-name="Text_20_body"><text:s text:c="3"/></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2-22T13:50:31</meta:creation-date>
    <dc:date>2009-07-14T22:18:21</dc:date>
    <meta:editing-cycles>79</meta:editing-cycles>
    <meta:editing-duration>PT12H24M35S</meta:editing-duration>
    <meta:user-defined meta:name="Info 1"/>
    <meta:user-defined meta:name="Info 2"/>
    <meta:user-defined meta:name="Info 3"/>
    <meta:user-defined meta:name="Info 4"/>
    <meta:document-statistic meta:table-count="1" meta:image-count="0" meta:object-count="0" meta:page-count="16" meta:paragraph-count="173" meta:word-count="4939" meta:character-count="28896"/>
  </office:meta>
</office:document-meta>
</file>